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083in"/>
    </style:style>
    <style:style style:name="co2" style:family="table-column">
      <style:table-column-properties fo:break-before="auto" style:column-width="1.8972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0.5035in"/>
    </style:style>
    <style:style style:name="co5" style:family="table-column">
      <style:table-column-properties fo:break-before="auto" style:column-width="1.500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5"/>
        <table:table-column table:style-name="co4" table:default-cell-style-name="ce5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number-columns-repeated="1016" table:default-cell-style-name="ce2"/>
        <table:table-row table:style-name="ro1">
          <table:table-cell table:style-name="ce1" office:value-type="string" calcext:value-type="string">
            <text:p>Part Description</text:p>
          </table:table-cell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Mouser #</text:p>
          </table:table-cell>
          <table:table-cell table:style-name="ce4" office:value-type="string" calcext:value-type="string">
            <text:p>Footprint</text:p>
          </table:table-cell>
          <table:table-cell table:style-name="ce4" office:value-type="string" calcext:value-type="string">
            <text:p>$/Unit</text:p>
          </table:table-cell>
          <table:table-cell table:style-name="ce1" office:value-type="string" calcext:value-type="string">
            <text:p>Qty #</text:p>
          </table:table-cell>
          <table:table-cell table:style-name="ce1" office:value-type="string" calcext:value-type="string">
            <text:p>Board ID #</text:p>
          </table:table-cell>
          <table:table-cell table:style-name="ce1" office:value-type="string" calcext:value-type="string">
            <text:p>Link</text:p>
          </table:table-cell>
          <table:table-cell table:style-name="ce1" table:number-columns-repeated="675"/>
          <table:table-cell table:number-columns-repeated="341"/>
        </table:table-row>
        <table:table-row table:style-name="ro1">
          <table:table-cell office:value-type="string" calcext:value-type="string">
            <text:p>Atmel ARM Microprocessor</text:p>
          </table:table-cell>
          <table:table-cell table:style-name="ce3" office:value-type="string" calcext:value-type="string">
            <text:p>ATSAMD21E18A-AFT</text:p>
          </table:table-cell>
          <table:table-cell office:value-type="string" calcext:value-type="string">
            <text:p>556-ATSAMD21E18A-AFT</text:p>
          </table:table-cell>
          <table:table-cell office:value-type="string" calcext:value-type="string">
            <text:p>TQFP-32</text:p>
          </table:table-cell>
          <table:table-cell office:value-type="string" calcext:value-type="string">
            <text:p>$4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<text:a xlink:href="https://www.mouser.com/ProductDetail/Microchip-Technology-Atmel/ATSAMD21E18A-AFT?qs=9KdFJXLqUo%2Fx43XnpJTAog%3D%3D" xlink:type="simple">Mouser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ttery Charge Controller</text:p>
          </table:table-cell>
          <table:table-cell office:value-type="string" calcext:value-type="string">
            <text:p>MCP73831T-2ACI/OT</text:p>
          </table:table-cell>
          <table:table-cell office:value-type="string" calcext:value-type="string">
            <text:p>579-MCP73831T-2ACIOT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$0.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<text:a xlink:href="https://www.mouser.com/ProductDetail/Microchip-Technology/MCP73831T-2ACI-OT?qs=sGAEpiMZZMsVgcksf1EMUm%2FVN%252BXSYao%2F" xlink:type="simple">Mouser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.3v Voltage Regulator</text:p>
          </table:table-cell>
          <table:table-cell office:value-type="string" calcext:value-type="string">
            <text:p>XC6217A332MR-G</text:p>
          </table:table-cell>
          <table:table-cell office:value-type="string" calcext:value-type="string">
            <text:p>865-XC6217A332MR-G</text:p>
          </table:table-cell>
          <table:table-cell office:value-type="string" calcext:value-type="string">
            <text:p>SOT-25-5</text:p>
          </table:table-cell>
          <table:table-cell office:value-type="string" calcext:value-type="string">
            <text:p>$0.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<text:a xlink:href="https://www.mouser.com/ProductDetail/Torex-Semiconductor/XC6217A332MR-G?qs=AsjdqWjXhJ9cceDfQuqemQ%3D%3D" xlink:type="simple">Mouser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SB-C Male Plug</text:p>
          </table:table-cell>
          <table:table-cell office:value-type="string" calcext:value-type="string">
            <text:p>USB4155-03-C</text:p>
          </table:table-cell>
          <table:table-cell office:value-type="string" calcext:value-type="string">
            <text:p>640-USB4155-03C</text:p>
          </table:table-cell>
          <table:table-cell office:value-type="string" calcext:value-type="string">
            <text:p>N/A</text:p>
          </table:table-cell>
          <table:table-cell table:style-name="ce12" office:value-type="currency" office:currency="USD" office:value="1.67" calcext:value-type="currency">
            <text:p>$1.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<text:a xlink:href="https://www.mouser.com/ProductDetail/GCT/USB4155-03-C?qs=TuK3vfAjtkW%2F2Iv0quEBsA%3D%3D" xlink:type="simple">Mouser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GB LED</text:p>
          </table:table-cell>
          <table:table-cell office:value-type="string" calcext:value-type="string">
            <text:p>ASMB-MTB1-0B3A2</text:p>
          </table:table-cell>
          <table:table-cell office:value-type="string" calcext:value-type="string">
            <text:p>630-ASMB-MTB1-0B3A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$0.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<text:a xlink:href="https://www.mouser.com/ProductDetail/Broadcom-Avago/ASMB-MTB1-0B3A2?qs=sGAEpiMZZMt82OzCyDsLFD%252B3tm%2Fp6nZNBqnRbhpFDw4%3D" xlink:type="simple">Mouser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sh Button</text:p>
          </table:table-cell>
          <table:table-cell office:value-type="string" calcext:value-type="string">
            <text:p>FSM4JSMA</text:p>
          </table:table-cell>
          <table:table-cell office:value-type="string" calcext:value-type="string">
            <text:p>506-FSM4JSM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$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, B2</text:p>
          </table:table-cell>
          <table:table-cell office:value-type="string" calcext:value-type="string">
            <text:p><text:a xlink:href="https://www.mouser.com/ProductDetail/TE-Connectivity-Alcoswitch/FSM4JSMA?qs=m79u5Uxj4kgc2NR7toYnuw%3D%3D" xlink:type="simple">Mouser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kΩ Resistor</text:p>
          </table:table-cell>
          <table:table-cell office:value-type="string" calcext:value-type="string">
            <text:p>ERJ-P6WF2001V </text:p>
          </table:table-cell>
          <table:table-cell office:value-type="string" calcext:value-type="string">
            <text:p>667-ERJ-P6WF2001V</text:p>
          </table:table-cell>
          <table:table-cell office:value-type="string" calcext:value-type="string">
            <text:p>0805</text:p>
          </table:table-cell>
          <table:table-cell table:style-name="ce12" office:value-type="currency" office:currency="USD" office:value="0.87" calcext:value-type="currency">
            <text:p>$0.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<text:a xlink:href="https://www.mouser.com/ProductDetail/Panasonic/ERJ-P6WF2001V?qs=sGAEpiMZZMtG0KNrPCHnjRiw8kVKeiOjN8cwtefCX%252BuqLvX2uubiAA%3D%3D" xlink:type="simple">Mouser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70Ω Resistor</text:p>
          </table:table-cell>
          <table:table-cell table:style-name="ce3" office:value-type="string" calcext:value-type="string">
            <text:p>ERA-6VEB4700V</text:p>
          </table:table-cell>
          <table:table-cell office:value-type="string" calcext:value-type="string">
            <text:p>667-ERA-6VEB4700V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$0.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<text:a xlink:href="https://www.mouser.com/ProductDetail/Panasonic/ERA-6VEB4700V?qs=sGAEpiMZZMtG0KNrPCHnjcm3Ue9w12BKMJW5iANsOuTL7f4n8Q74mQ%3D%3D" xlink:type="simple">Mouser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.7µ Capacitor</text:p>
          </table:table-cell>
          <table:table-cell office:value-type="string" calcext:value-type="string">
            <text:p>CL03A475MQ5C65C</text:p>
          </table:table-cell>
          <table:table-cell office:value-type="string" calcext:value-type="string">
            <text:p>187-CL03A475MQ5C65C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$0.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a xlink:href="https://www.mouser.com/ProductDetail/Samsung-Electro-Mechanics/CL03A475MQ5C65C?qs=sGAEpiMZZMuMW9TJLBQkXnK2T9n4gY42cYfvJEEERh4%3D" xlink:type="simple">Mouser</text:a>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4"/>
          <table:table-cell table:style-name="ce2"/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 style:data-style-name="N2" text:time-value="19:36:07.38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16T09:38:21.446000000</meta:creation-date>
    <dc:date>2021-11-01T21:54:07.663000000</dc:date>
    <meta:editing-duration>P1DT4H55M32S</meta:editing-duration>
    <meta:editing-cycles>10</meta:editing-cycles>
    <meta:generator>LibreOffice/7.2.2.2$Windows_X86_64 LibreOffice_project/02b2acce88a210515b4a5bb2e46cbfb63fe97d56</meta:generator>
    <meta:document-statistic meta:table-count="1" meta:cell-count="80" meta:object-count="0"/>
  </office:meta>
</office:document-meta>
</file>